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6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1" style:family="graphic" style:parent-style-name="objectwithoutfill">
      <style:graphic-properties draw:marker-start="Line_20_Arrow_20_3" draw:marker-end-width="0.3cm" draw:fill="none" draw:textarea-vertical-align="middle"/>
    </style:style>
    <style:style style:name="gr22" style:family="graphic" style:parent-style-name="无填充且无边框的对象">
      <style:graphic-properties draw:textarea-vertical-align="middle" draw:ole-draw-aspect="1" style:protect="size"/>
    </style:style>
    <style:style style:name="gr23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4cm" svg:height="5.7cm" svg:x="0.4cm" svg:y="9.6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2.179cm" svg:y="24.3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379cm" svg:y="20.5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649cm" svg:y1="23.9cm" svg:x2="52.005cm" svg:y2="16.434cm" draw:start-shape="id4" draw:start-glue-point="10" draw:end-shape="id5" draw:end-glue-point="9" svg:d="M51649 23900c753 0 627-2475 528-3398s-172-293-172-4068" svg:viewBox="0 0 604 7467">
          <text:p text:style-name="P1"><text:span text:style-name="T2"><text:s text:c="29"/></text:span></text:p>
        </draw:connector>
        <draw:connector draw:style-name="gr4" draw:text-style-name="P4" draw:layer="layout" draw:type="curve" svg:x1="40.288cm" svg:y1="29.763cm" svg:x2="47.514cm" svg:y2="27.3cm" draw:start-shape="id6" draw:start-glue-point="9" draw:end-shape="id4" svg:d="M40288 297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329cm" svg:y1="26.6cm" svg:x2="33.57cm" svg:y2="29.763cm" draw:start-shape="id7" draw:start-glue-point="8" draw:end-shape="id6" draw:end-glue-point="7" svg:d="M28329 26600c0 4935 5241 3353 5241 3163" svg:viewBox="0 0 5242 3555">
          <text:p/>
        </draw:connector>
        <draw:custom-shape draw:style-name="gr9" draw:text-style-name="P3" xml:id="id5" draw:id="id5" draw:layer="layout" svg:width="12.8cm" svg:height="6.6cm" svg:x="41.079cm" svg:y="10.8cm">
          <text:p text:style-name="P1"><text:span text:style-name="T2">S6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479cm" svg:y1="10.8cm" svg:x2="36.479cm" svg:y2="5cm" draw:start-shape="id5" draw:start-glue-point="4" draw:end-shape="id8" draw:end-glue-point="10" svg:d="M47479 10800c0-3867-3666-5800-11000-5800" svg:viewBox="0 0 11001 5801">
          <text:p/>
        </draw:connector>
        <draw:custom-shape draw:style-name="gr10" draw:text-style-name="P3" xml:id="id9" draw:id="id9" draw:layer="layout" svg:width="13.4cm" svg:height="6.1cm" svg:x="20.5cm" svg:y="14.3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7.3cm" svg:height="5.1cm" svg:x="24.679cm" svg:y="21.5cm">
          <text:p text:style-name="P1"><text:span text:style-name="T2">S3. Give phase </text:span></text:p>
          <text:p text:style-name="P1"><text:span text:style-name="T2">correction value </text:span></text:p>
          <text:p text:style-name="P1"><text:span text:style-name="T2">to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2.462cm" svg:y2="15.193cm" draw:start-shape="id8" draw:start-glue-point="6" draw:end-shape="id9" draw:end-glue-point="5" svg:d="M26409 5000c-2632 0-3947 3397-3947 10193" svg:viewBox="0 0 3948 10194">
          <text:p/>
        </draw:connector>
        <draw:connector draw:style-name="gr5" draw:text-style-name="P4" draw:layer="layout" draw:type="curve" svg:x1="22.462cm" svg:y1="19.507cm" svg:x2="24.679cm" svg:y2="24.05cm" draw:start-shape="id9" draw:start-glue-point="7" draw:end-shape="id7" draw:end-glue-point="6" svg:d="M22462 19507c0 3029 739 4543 2217 4543" svg:viewBox="0 0 2218 4544">
          <text:p/>
        </draw:connector>
        <draw:line draw:style-name="gr4" draw:text-style-name="P5" draw:layer="layout" svg:x1="38.8cm" svg:y1="24.5cm" svg:x2="35.4cm" svg:y2="6.5cm">
          <text:p text:style-name="P1"><text:span text:style-name="T1">Waiting time &gt; Timeout interval</text:span></text:p>
          <text:p text:style-name="P1"><text:span text:style-name="T1"/></text:p>
        </draw:line>
        <draw:line draw:style-name="gr4" draw:text-style-name="P5" draw:layer="layout" svg:x1="27.3cm" svg:y1="14.1cm" svg:x2="31.5cm" svg:y2="7.4cm">
          <text:p text:style-name="P1"><text:span text:style-name="T1">Waiting time</text:span></text:p>
          <text:p text:style-name="P1"><text:span text:style-name="T1">&gt;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默认">
        <draw:custom-shape draw:style-name="gr12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4" draw:id="id14" draw:layer="layout" svg:width="8.1cm" svg:height="6.7cm" svg:x="1cm" svg:y="10.7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6" draw:id="id16" draw:layer="layout" svg:width="12.4cm" svg:height="8cm" svg:x="42.1cm" svg:y="4.8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8" draw:id="id18" draw:layer="layout" svg:width="9.521cm" svg:height="4.775cm" svg:x="18.879cm" svg:y="7.125cm">
          <text:p text:style-name="P1"><text:span text:style-name="T4">Send </text:span></text:p>
          <text:p text:style-name="P1"><text:span text:style-name="T4">TGM_B2B_ERROR</text:span></text:p>
          <text:p text:style-name="P1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5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1"><text:span text:style-name="T1"><text:s text:c="14"/></text:span></text:p>
        </draw:connector>
        <draw:connector draw:style-name="gr4" draw:text-style-name="P5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1"><text:span text:style-name="T1"><text:s text:c="5"/></text:span></text:p>
        </draw:connector>
        <draw:connector draw:style-name="gr5" draw:text-style-name="P5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4" draw:text-style-name="P5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1"><text:span text:style-name="T1"><text:s text:c="7"/></text:span><text:span text:style-name="T1">OK</text:span></text:p>
        </draw:connector>
        <draw:line draw:style-name="gr4" draw:text-style-name="P5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1" draw:text-style-name="P5" draw:layer="layout" svg:x1="27.7cm" svg:y1="10.8cm" svg:x2="42.7cm" svg:y2="10.7cm">
          <text:p text:style-name="P1"><text:span text:style-name="T1">Waiting time &gt; Timeout interval</text:span></text:p>
          <text:p text:style-name="P1"><text:span text:style-name="T1"/></text:p>
        </draw:line>
        <draw:frame draw:style-name="gr22" draw:text-style-name="P10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5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5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23" draw:text-style-name="P10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4-10T10:51:15.155000000</dc:date>
    <meta:editing-duration>PT16H56M3S</meta:editing-duration>
    <meta:editing-cycles>34</meta:editing-cycles>
    <meta:generator>LibreOffice/4.4.4.3$Windows_x86 LibreOffice_project/2c39ebcf046445232b798108aa8a7e7d89552ea8</meta:generator>
    <meta:document-statistic meta:object-count="42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